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fo:font-size="26pt" fo:text-shadow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6pt" fo:text-shadow="none" fo:font-weight="bold" style:font-name-asian="Segoe UI" style:font-size-asian="10pt" style:font-weight-asian="bold" style:font-name-complex="Segoe UI" style:font-size-complex="10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6pt" fo:font-style="italic" fo:text-shadow="none" style:font-style-asian="italic" style:font-style-complex="italic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color="#000000" style:text-position="33% 58%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5" style:family="text">
      <style:text-properties fo:color="#000000" style:text-position="super 58%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654cm" svg:height="3.063cm" svg:x="1.27cm" svg:y="1.016cm">
          <draw:text-box>
            <text:p text:style-name="P1"><text:span text:style-name="T1">Holy Gospel</text:span></text:p>
            <text:p text:style-name="P1"><text:span text:style-name="T2">John 1:6–9, 15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4.638cm" svg:height="7.766cm" svg:x="1.778cm" svg:y="1.016cm">
          <draw:text-box>
            <text:p text:style-name="P4"><text:span text:style-name="T3">6</text:span><text:span text:style-name="T4">There was a man sent from God, whose name was John. </text:span><text:span text:style-name="T3">7</text:span><text:span text:style-name="T4">He came as a witness, to bear witness about the light, that all might believe through him. </text:span><text:span text:style-name="T3">8</text:span><text:span text:style-name="T4">He was not the light, but came to bear witness about the ligh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8" draw:layer="layout" svg:width="24.892cm" svg:height="9.269cm" svg:x="1.524cm" svg:y="1.016cm">
          <draw:text-box>
            <text:p text:style-name="P7"><text:span text:style-name="T5">9</text:span><text:span text:style-name="T4">The true light, which enlightens everyone, was coming into the world. </text:span></text:p>
            <text:p text:style-name="P7"><text:span text:style-name="T5">15</text:span><text:span text:style-name="T4">(John bore witness about him, and cried out, “This was he of whom I said, ‘He who comes after me ranks before me, because he was before me.’”)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3T16:18:23.596000000</meta:creation-date>
    <dc:title>Hymn template</dc:title>
    <meta:editing-duration>PT6M15S</meta:editing-duration>
    <meta:editing-cycles>4</meta:editing-cycles>
    <meta:generator>LibreOffice/5.4.3.2$Windows_X86_64 LibreOffice_project/92a7159f7e4af62137622921e809f8546db437e5</meta:generator>
    <meta:initial-creator>Arthur Hoch</meta:initial-creator>
    <dc:date>2017-12-12T11:51:07.243000000</dc:date>
    <meta:document-statistic meta:object-count="30"/>
    <meta:template xlink:type="simple" xlink:actuate="onRequest" xlink:title="Hymn template" xlink:href="../../AppData/Roaming/LibreOffice/4/user/template/Worship%20Templsates/Hymn%20template.otp" meta:date="2014-12-13T16:18:23.253000000"/>
  </office:meta>
</office:document-meta>
</file>